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01d0" officeooo:paragraph-rsid="001d01d0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officeooo:rsid="001d01d0" officeooo:paragraph-rsid="001d01d0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6" style:family="paragraph" style:parent-style-name="Text_20_body" style:list-style-name="L1">
      <style:paragraph-properties fo:margin-top="0.494cm" fo:margin-bottom="0.494cm" loext:contextual-spacing="false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AIL DU 29/08/2018</text:p>
      <text:p text:style-name="P1"/>
      <text:p text:style-name="Standard"/>
      <text:p text:style-name="Standard"/>
      <text:p text:style-name="Standard"/>
      <text:p text:style-name="Standard"/>
      <text:p text:style-name="Standard">Bonjour, </text:p>
      <text:p text:style-name="P3">Tout d'abord, merci de votre retour. Ci-joint nos remarques :</text:p>
      <text:list xml:id="list3628700721" text:style-name="L1">
        <text:list-item>
          <text:p text:style-name="P6">dans les cas d'utilisation, nous comprenons mal la notion de "client" : nos clients n'ont accès au CRM ni en écriture, ni en lecture, étant donné qu'il s'agit d'un logiciel de gestion interne à l'entreprise</text:p>
        </text:list-item>
        <text:list-item>
          <text:p text:style-name="P6">par ailleurs, nous souhaitons clarifier le fait que chaque commercial a accès aux fiches clients sur lesquelles ils sont en relation (contact mail, téléphone, vente ou autre...)</text:p>
        </text:list-item>
        <text:list-item>
          <text:p text:style-name="P6">le directeur, en revanche, peut consulter l'ensemble des données du CRM</text:p>
        </text:list-item>
      </text:list>
      <text:p text:style-name="P4">Bien à vous,</text:p>
      <text:p text:style-name="P5"/>
      <text:p text:style-name="P5"/>
      <text:p text:style-name="P5">Aurélien Chiro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6:25:40.930900363</meta:creation-date>
    <dc:date>2018-08-29T16:26:56.559487795</dc:date>
    <meta:editing-duration>PT1M16S</meta:editing-duration>
    <meta:editing-cycles>1</meta:editing-cycles>
    <meta:document-statistic meta:table-count="0" meta:image-count="0" meta:object-count="0" meta:page-count="1" meta:paragraph-count="8" meta:word-count="95" meta:character-count="573" meta:non-whitespace-character-count="488"/>
    <meta:generator>LibreOffice/6.0.3.2$Linux_X86_64 LibreOffice_project/00m0$Build-2</meta:generator>
  </office:meta>
</office:document-meta>
</file>